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2" style:family="paragraph" style:parent-style-name="Subtitle">
      <style:text-properties style:font-name="Calibri Light" fo:font-size="16pt" style:font-size-asian="16pt" style:font-size-complex="16pt"/>
    </style:style>
    <style:style style:name="P3" style:family="paragraph" style:parent-style-name="Description">
      <style:text-properties fo:language="en" fo:country="US"/>
    </style:style>
    <style:style style:name="P4" style:family="paragraph" style:parent-style-name="Description">
      <style:text-properties officeooo:rsid="001e11d7" officeooo:paragraph-rsid="001e11d7"/>
    </style:style>
    <style:style style:name="P5" style:family="paragraph" style:parent-style-name="Normal">
      <style:text-properties fo:language="el" fo:country="GR"/>
    </style:style>
    <style:style style:name="P6" style:family="paragraph" style:parent-style-name="Title" style:master-page-name="MP0">
      <style:paragraph-properties style:page-number="auto" fo:break-before="page"/>
    </style:style>
    <style:style style:name="P7" style:family="paragraph" style:parent-style-name="Description" style:list-style-name="L1">
      <style:paragraph-properties fo:hyphenation-ladder-count="no-limit" style:vertical-align="auto"/>
      <style:text-properties fo:hyphenate="true" loext:hyphenation-no-caps="false"/>
    </style:style>
    <style:style style:name="P8" style:family="paragraph" style:parent-style-name="Description" style:list-style-name="L2"/>
    <style:style style:name="P9" style:family="paragraph" style:parent-style-name="Description" style:list-style-name="L3"/>
    <style:style style:name="P10" style:family="paragraph" style:parent-style-name="Description" style:list-style-name="L4"/>
    <style:style style:name="P11" style:family="paragraph" style:parent-style-name="Description" style:list-style-name="L5"/>
    <style:style style:name="P12" style:family="paragraph" style:parent-style-name="Description" style:list-style-name="L6"/>
    <style:style style:name="P13" style:family="paragraph" style:parent-style-name="Description" style:list-style-name="L7"/>
    <style:style style:name="P14" style:family="paragraph" style:parent-style-name="Description" style:list-style-name="L8"/>
    <style:style style:name="P15" style:family="paragraph" style:parent-style-name="Heading_20_2">
      <style:paragraph-properties fo:margin-left="0in" fo:margin-right="0in" fo:text-indent="0in" style:auto-text-indent="false">
        <style:tab-stops/>
      </style:paragraph-properties>
    </style:style>
    <style:style style:name="P16" style:family="paragraph" style:parent-style-name="Heading_20_4">
      <style:text-properties fo:color="#8496b0" style:font-name="Calibri" fo:font-size="10pt" style:font-size-asian="10pt" style:font-style-complex="normal"/>
    </style:style>
    <style:style style:name="T1" style:family="text">
      <style:text-properties fo:font-size="9pt" style:font-size-asian="9pt" style:font-size-complex="9pt"/>
    </style:style>
    <style:style style:name="T2" style:family="text">
      <style:text-properties fo:font-size="9pt" officeooo:rsid="00200514" style:font-size-asian="9pt" style:font-size-complex="9pt"/>
    </style:style>
    <style:style style:name="T3" style:family="text">
      <style:text-properties fo:font-size="9pt" fo:language="en" fo:country="US" style:font-size-asian="9pt" style:font-size-complex="9pt"/>
    </style:style>
    <style:style style:name="T4" style:family="text">
      <style:text-properties fo:font-size="9pt" fo:language="el" fo:country="GR" officeooo:rsid="00200514" style:font-size-asian="9pt" style:font-size-complex="9pt"/>
    </style:style>
    <style:style style:name="T5" style:family="text">
      <style:text-properties fo:language="en" fo:country="US"/>
    </style:style>
    <style:style style:name="T6" style:family="text">
      <style:text-properties officeooo:rsid="001e11d7"/>
    </style:style>
    <style:style style:name="T7" style:family="text">
      <style:text-properties officeooo:rsid="00200514"/>
    </style:style>
    <text:list-style style:name="L1">
      <text:list-level-style-bullet text:level="1" text:style-name="WW_5f_CharLFO20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Έγγραφο απαιτήσεων λογισμικού (SRS)</text:p>
      <text:p text:style-name="Standard"/>
      <text:p text:style-name="P2">ΠΛΗΡΟΦΟΡΙΑΚΟ ΣΥΣΤΗΜΑ ΔΙΑΧΕΙΡΙΣΗΣ ΦΟΡΤΙΣΗΣ ΗΛΕΚΤΡΙΚΩΝ ΟΧΗΜΑΤΩΝ “Electrowheeler”</text:p>
      <text:h text:style-name="Heading_20_1" text:outline-level="1">Εισαγωγή</text:h>
      <text:h text:style-name="Heading_20_2" text:outline-level="2">1.1<text:tab/>Εισαγωγή: σκοπός του λογισμικού</text:h>
      <text:p text:style-name="Description">Σκοπός του παραχθέντος λογισμικού είναι η ανάπτυξη μιας πλατφόρμας για την αποτελεσματική διαχείριση της φόρτισης ηλεκτρικών οχημάτων σε εγκατεστημένους σταθμούς σε δημόσιους και ιδιωτικούς χώρους. Μέσω της παροχής υπηρεσιών για την εισαγωγή, επεξεργασία και παρουσίαση δεδομένων φόρτισης οχημάτων χρησιμοποιώντας το παρεχόμενο <text:span text:style-name="Default_20_Paragraph_20_Font"><text:span text:style-name="T5">REST</text:span></text:span> <text:span text:style-name="Default_20_Paragraph_20_Font"><text:span text:style-name="T5">API</text:span></text:span>.</text:p>
      <text:h text:style-name="Heading_20_2" text:outline-level="2">1.2<text:tab/>Διεπαφές (<text:span text:style-name="Default_20_Paragraph_20_Font"><text:span text:style-name="T5">interfaces</text:span></text:span>)</text:h>
      <text:h text:style-name="Heading_20_3" text:outline-level="3">1.2.1<text:tab/>Διεπαφές με εξωτερικά συστήματα</text:h>
      <text:p text:style-name="Description">Ν/Α</text:p>
      <text:h text:style-name="Heading_20_3" text:outline-level="3">1.2.2<text:tab/>Διεπαφές με το χρήστη</text:h>
      <text:p text:style-name="Description">H εφαρμογή παρέχει τις ακόλουθες λειτουργίες στους <text:s/>χρήστες:</text:p>
      <text:list xml:id="list379929195" text:style-name="L1">
        <text:list-item>
          <text:p text:style-name="P7"><text:span text:style-name="Default_20_Paragraph_20_Font"><text:span text:style-name="T1">Προσθήκη νέου χρήστη, ενημέρωση των στοιχείων και διαγραφή υπάρχοντα χρήστη.</text:span></text:span></text:p>
        </text:list-item>
        <text:list-item>
          <text:p text:style-name="P7"><text:span text:style-name="Default_20_Paragraph_20_Font"><text:span text:style-name="T1">Εισαγωγή στοιχείων οχημάτων χρήστη </text:span></text:span></text:p>
        </text:list-item>
        <text:list-item>
          <text:p text:style-name="P7">Απεικόνιση δεδομένων / γεγονότων φόρτισης σε διάγραμμα</text:p>
        </text:list-item>
        <text:list-item>
          <text:p text:style-name="P7">Έκδοση περιοδικού λογαριασμού ανά όχημα</text:p>
        </text:list-item>
        <text:list-item>
          <text:p text:style-name="P7">Έναρξη φόρτισης με επιλογή προγράμματος χρέωσης από τα διατιθέμενα</text:p>
        </text:list-item>
        <text:list-item>
          <text:p text:style-name="P7">Καταγραφή γεγονότων και δεδομένων φόρτισης</text:p>
        </text:list-item>
        <text:list-item>
          <text:p text:style-name="P7">Πληρωμή με κάρτα</text:p>
        </text:list-item>
        <text:list-item>
          <text:p text:style-name="P7">Συλλογή δεδομένων οχήματος σε κάθε φόρτιση</text:p>
        </text:list-item>
        <text:list-item>
          <text:p text:style-name="P7">Υπολογισμός αναμενόμενου κόστους για κάθε σταθμό φόρτισης και υποστηριζόμενο τιμολόγιο</text:p>
        </text:list-item>
        <text:list-item>
          <text:p text:style-name="P7">Υπολογισμός κόστους φόρτισης που ολοκληρώνεται</text:p>
        </text:list-item>
      </text:list>
      <text:h text:style-name="Heading_20_1" text:outline-level="1">Αναφορές - πηγές πληροφοριών</text:h>
      <text:p text:style-name="Description">Ν/Α</text:p>
      <text:h text:style-name="Heading_20_1" text:outline-level="1">Προδιαγραφές απαιτήσεων λογισμικού</text:h>
      <text:h text:style-name="Heading_20_3" text:outline-level="3">1.1<text:tab/>ΠΕΡΙΠΤΩΣΗ ΧΡΗΣΗΣ 1: Εισαγωγή νέου χρήστη</text:h>
      <text:h text:style-name="Heading_20_4" text:outline-level="4">3.1.1.1<text:tab/>Χρήστες (ρόλοι) που εμπλέκονται</text:h>
      <text:p text:style-name="Description">Οι διαχειριστές της εφαρμογής μπορούν <text:s/>να προσθέσουν νέ<text:span text:style-name="T6">ο </text:span>χρήστη.</text:p>
      <text:h text:style-name="Heading_20_4" text:outline-level="4"><text:soft-page-break/>3.1.1.2<text:tab/>Προϋποθέσεις εκτέλεσης</text:h>
      <text:p text:style-name="Description">Ο χρήστης θα πρέπει να διαθέτει λογαριασμό <text:span text:style-name="Default_20_Paragraph_20_Font"><text:span text:style-name="T5">e</text:span></text:span>-<text:span text:style-name="Default_20_Paragraph_20_Font"><text:span text:style-name="T5">mail</text:span></text:span> ο οποίος να μην χρησιμοποιείτε ήδη από άλλο λογαριασμό χρήστη της υπηρεσίας.</text:p>
      <text:p text:style-name="P4">Η εισαγωγή νέου χρήστη γίνεται μόνο από διαχειριστή της εφαρμογής.</text:p>
      <text:h text:style-name="Heading_20_4" text:outline-level="4">3.1.1.3<text:tab/>Περιβάλλον εκτέλεσης</text:h>
      <text:p text:style-name="Description">Η προσθήκη νέου χρήστη μπορεί να γίνει μέσωτου <text:span text:style-name="Default_20_Paragraph_20_Font"><text:span text:style-name="T5">CLI</text:span></text:span>.</text:p>
      <text:h text:style-name="Heading_20_4" text:outline-level="4">3.1.1.4<text:tab/>Δεδομένα εισόδου </text:h>
      <text:p text:style-name="Description">Ο χρήστης πρέπει να εισαγάγει:</text:p>
      <text:list xml:id="list613347962" text:style-name="L2">
        <text:list-item>
          <text:p text:style-name="P8"><text:span text:style-name="Default_20_Paragraph_20_Font"><text:span text:style-name="T5">Username</text:span></text:span></text:p>
        </text:list-item>
        <text:list-item>
          <text:p text:style-name="P8"><text:span text:style-name="Default_20_Paragraph_20_Font"><text:span text:style-name="T5">Password</text:span></text:span></text:p>
        </text:list-item>
        <text:list-item>
          <text:p text:style-name="P8"><text:span text:style-name="Default_20_Paragraph_20_Font"><text:span text:style-name="T5">E-mail</text:span></text:span></text:p>
        </text:list-item>
      </text:list>
      <text:h text:style-name="Heading_20_4" text:outline-level="4">3.1.1.5<text:tab/>Παράμετροι</text:h>
      <text:p text:style-name="Description">Ν/Α</text:p>
      <text:h text:style-name="Heading_20_4" text:outline-level="4">3.1.1.6<text:tab/>Αλληλουχία ενεργειών - επιθυμητή συμπεριφορά</text:h>
      <text:p text:style-name="Description">Η αλληλουχία ενεργειών που πρέπει να ακολουθήσει ο χρήστης είναι:</text:p>
      <text:list xml:id="list388891384" text:style-name="L3">
        <text:list-item>
          <text:p text:style-name="P9"><text:span text:style-name="T6">Μ</text:span>έσω του <text:span text:style-name="Default_20_Paragraph_20_Font"><text:span text:style-name="T5">CLI</text:span></text:span> επιλέγει ‘<text:span text:style-name="Default_20_Paragraph_20_Font"><text:span text:style-name="T5">Create</text:span></text:span> <text:span text:style-name="Default_20_Paragraph_20_Font"><text:span text:style-name="T5">Account</text:span></text:span>’.</text:p>
        </text:list-item>
        <text:list-item>
          <text:p text:style-name="P9">Συμπληρώνει την φόρμα που εμφανίζεται με τα στοιχεία του</text:p>
        </text:list-item>
        <text:list-item>
          <text:p text:style-name="P9">Πατάει <text:span text:style-name="Default_20_Paragraph_20_Font"><text:span text:style-name="T5">‘Submit’</text:span></text:span> </text:p>
        </text:list-item>
      </text:list>
      <text:h text:style-name="Heading_20_4" text:outline-level="4">3.1.1.7<text:tab/>Δεδομένα εξόδου</text:h>
      <text:p text:style-name="Description">Δημιουργία νέου <text:span text:style-name="Default_20_Paragraph_20_Font"><text:span text:style-name="T5">Entity</text:span></text:span> χρήστη στην βάση δεδομένων και απεικόνιση των δεδομένων που περιέχει στην διεπαφή χρήστη. Ή κατάλληλο μήνυμα λάθους αν η διαδικασία δεν ολοκληρώθηκε με επιτυχία.</text:p>
      <text:h text:style-name="Heading_20_4" text:outline-level="4">3.1.1.8<text:tab/>Παρατηρήσεις </text:h>
      <text:p text:style-name="Description"><text:span text:style-name="Default_20_Paragraph_20_Font"><text:span text:style-name="T5">N</text:span></text:span>/<text:span text:style-name="Default_20_Paragraph_20_Font"><text:span text:style-name="T5">A</text:span></text:span></text:p>
      <text:h text:style-name="Heading_20_3" text:outline-level="3">3.1.2<text:tab/>ΠΕΡΙΠΤΩΣΗ ΧΡΗΣΗΣ 2: <text:bookmark-start text:name="_Hlk57905572"/>Προβολή πληροφοριών οχήματος<text:bookmark-end text:name="_Hlk57905572"/></text:h>
      <text:h text:style-name="Heading_20_4" text:outline-level="4">3.1.2.1<text:tab/>Χρήστες (ρόλοι) που εμπλέκονται</text:h>
      <text:p text:style-name="Description">Εγγεγραμμένοι χρήστες και διαχειριστές.</text:p>
      <text:h text:style-name="Heading_20_4" text:outline-level="4">3.1.2.2<text:tab/>Προϋποθέσεις εκτέλεσης</text:h>
      <text:p text:style-name="Description">Ο χρήστης θα πρέπει να έχει δώσει τα στοιχεία του οχήματός του.</text:p>
      <text:h text:style-name="Heading_20_4" text:outline-level="4">3.1.2.3<text:tab/>Περιβάλλον εκτέλεσης</text:h>
      <text:p text:style-name="Description"><text:bookmark-start text:name="_Hlk57906641"/>Η προβολή πληροφοριών οχήματος μπορεί να γίνει μέσω της διαδικτυακής διεπαφής χρήστη και μέσω του <text:span text:style-name="Default_20_Paragraph_20_Font"><text:span text:style-name="T5">CLI</text:span></text:span>.</text:p>
      <text:h text:style-name="Heading_20_4" text:outline-level="4"><text:bookmark-end text:name="_Hlk57906641"/>3.1.2.4<text:tab/>Δεδομένα εισόδου </text:h>
      <text:p text:style-name="Description"><text:span text:style-name="Default_20_Paragraph_20_Font"><text:span text:style-name="T5">ID</text:span></text:span> οχήματος.</text:p>
      <text:h text:style-name="Heading_20_4" text:outline-level="4">3.1.2.5<text:tab/>Παράμετροι</text:h>
      <text:p text:style-name="Description">Ν/Α</text:p>
      <text:h text:style-name="Heading_20_4" text:outline-level="4"><text:soft-page-break/>3.1.2.6<text:tab/>Αλληλουχία ενεργειών - επιθυμητή συμπεριφορά</text:h>
      <text:p text:style-name="Description">Η αλληλουχία ενεργειών που πρέπει να ακολουθήσει ο χρήστης είναι:</text:p>
      <text:list xml:id="list3886754194" text:style-name="L4">
        <text:list-item>
          <text:p text:style-name="P10"><text:span text:style-name="Default_20_Paragraph_20_Font"><text:span text:style-name="T5">Login</text:span></text:span> στον λογαριασμό στον οποίο έχει δηλωθεί το όχημα</text:p>
        </text:list-item>
        <text:list-item>
          <text:p text:style-name="P10">Μετάβαση στην κατηγορία ‘<text:span text:style-name="Default_20_Paragraph_20_Font"><text:span text:style-name="T5">Account - &gt; Vehicles</text:span></text:span>’</text:p>
        </text:list-item>
        <text:list-item>
          <text:p text:style-name="P10">Επιλογή οχήματος από την λίστα δηλωμένων οχημάτων</text:p>
        </text:list-item>
      </text:list>
      <text:h text:style-name="Heading_20_4" text:outline-level="4">3.1.2.7<text:tab/>Δεδομένα εξόδου</text:h>
      <text:p text:style-name="Description">Δεδομένα οχήματος που επιλέχθηκε</text:p>
      <text:p text:style-name="P5"/>
      <text:h text:style-name="Heading_20_4" text:outline-level="4">3.1.2.8<text:tab/>Παρατηρήσεις </text:h>
      <text:p text:style-name="Description"><text:span text:style-name="Default_20_Paragraph_20_Font"><text:span text:style-name="T5">N</text:span></text:span>/<text:span text:style-name="Default_20_Paragraph_20_Font"><text:span text:style-name="T5">A</text:span></text:span></text:p>
      <text:p text:style-name="Description"/>
      <text:h text:style-name="Heading_20_3" text:outline-level="3">3.1.3<text:tab/>ΠΕΡΙΠΤΩΣΗ ΧΡΗΣΗΣ 3: <text:bookmark-start text:name="_Hlk57906801"/>Πληρωμή με κάρτα<text:bookmark-end text:name="_Hlk57906801"/></text:h>
      <text:h text:style-name="Heading_20_4" text:outline-level="4">3.1.3.1<text:tab/>Χρήστες (ρόλοι) που εμπλέκονται</text:h>
      <text:p text:style-name="Description">Κάθε διαπιστευμένος <text:s/>χρήστης.</text:p>
      <text:h text:style-name="Heading_20_4" text:outline-level="4">3.1.3.2<text:tab/>Προϋποθέσεις εκτέλεσης</text:h>
      <text:p text:style-name="Description">Έγκυρα στοιχεία λογαριασμού προς πληρωμή και κάρτας χρήστη.</text:p>
      <text:h text:style-name="Heading_20_4" text:outline-level="4">3.1.3.3<text:tab/>Περιβάλλον εκτέλεσης</text:h>
      <text:p text:style-name="Description">Η πληρωμή με κάρτα μπορεί να γίνει μέσω της διαδικτυακής διεπαφής χρήστη.</text:p>
      <text:h text:style-name="Heading_20_4" text:outline-level="4">3.1.3.4<text:tab/>Δεδομένα εισόδου </text:h>
      <text:h text:style-name="P16" text:outline-level="4">Στοιχεία λογαριασμού προς πληρωμή και κάρτας χρήστη.</text:h>
      <text:h text:style-name="Heading_20_4" text:outline-level="4">3.1.3.5<text:tab/>Παράμετροι</text:h>
      <text:p text:style-name="Description"><text:span text:style-name="Default_20_Paragraph_20_Font"><text:span text:style-name="T5">N</text:span></text:span>/<text:span text:style-name="Default_20_Paragraph_20_Font"><text:span text:style-name="T5">A</text:span></text:span></text:p>
      <text:h text:style-name="Heading_20_4" text:outline-level="4">3.1.3.6<text:tab/>Αλληλουχία ενεργειών - επιθυμητή συμπεριφορά</text:h>
      <text:p text:style-name="Description">Η αλληλουχία ενεργειών που πρέπει να ακολουθήσει ο χρήστης είναι:</text:p>
      <text:list xml:id="list4053762677" text:style-name="L5">
        <text:list-item>
          <text:p text:style-name="P11"><text:span text:style-name="Default_20_Paragraph_20_Font"><text:span text:style-name="T5">Login</text:span></text:span> στον λογαριασμό του.</text:p>
        </text:list-item>
        <text:list-item>
          <text:p text:style-name="P11">Μετάβαση στην κατηγορία ‘<text:span text:style-name="Default_20_Paragraph_20_Font"><text:span text:style-name="T5">Pay</text:span></text:span> <text:span text:style-name="Default_20_Paragraph_20_Font"><text:span text:style-name="T5">Bills</text:span></text:span>’</text:p>
        </text:list-item>
        <text:list-item>
          <text:p text:style-name="P11">Εισαγωγή στοιχείων λογαριασμού προς πληρωμή</text:p>
        </text:list-item>
        <text:list-item>
          <text:p text:style-name="P11">Εισαγωγή στοιχείων κάρτας πληρωμής</text:p>
        </text:list-item>
      </text:list>
      <text:h text:style-name="Heading_20_4" text:outline-level="4">3.1.<text:span text:style-name="Default_20_Paragraph_20_Font"><text:span text:style-name="T5">3</text:span></text:span>.7<text:tab/>Δεδομένα εξόδου</text:h>
      <text:p text:style-name="Description">Απόδειξη πληρωμής λογαριασμού.</text:p>
      <text:h text:style-name="Heading_20_4" text:outline-level="4">3.1.<text:span text:style-name="Default_20_Paragraph_20_Font"><text:span text:style-name="T5">3</text:span></text:span>.8<text:tab/>Παρατηρήσεις </text:h>
      <text:p text:style-name="P3">N/A</text:p>
      <text:p text:style-name="Description"/>
      <text:h text:style-name="Heading_20_3" text:outline-level="3"><text:soft-page-break/>3.1.4<text:tab/>ΠΕΡΙΠΤΩΣΗ ΧΡΗΣΗΣ 4: Έκδοση λογαριασμού ανά όχημα</text:h>
      <text:h text:style-name="Heading_20_4" text:outline-level="4">3.1.4.1<text:tab/>Χρήστες (ρόλοι) που εμπλέκονται</text:h>
      <text:p text:style-name="Description">Κάθε διαπιστευμένος <text:s/>χρήστης.</text:p>
      <text:h text:style-name="Heading_20_4" text:outline-level="4">3.1.4.2<text:tab/>Προϋποθέσεις εκτέλεσης</text:h>
      <text:p text:style-name="Description">Επιλογή περιόδου κάλυψης λογαριασμού</text:p>
      <text:h text:style-name="Heading_20_4" text:outline-level="4">3.1.4.3<text:tab/>Περιβάλλον εκτέλεσης</text:h>
      <text:p text:style-name="Description">Η <text:span text:style-name="Default_20_Paragraph_20_Font"><text:span text:style-name="T5">e</text:span></text:span>έκδοση λογαριασμού ανά όχημα μπορεί να γίνει μέσω της διαδικτυακής διεπαφής χρήστη.</text:p>
      <text:h text:style-name="Heading_20_4" text:outline-level="4">3.1.4.4<text:tab/>Δεδομένα εισόδου </text:h>
      <text:p text:style-name="Description">Χρονικό διάστημα που καλύπτει ο λογαριασμός.. </text:p>
      <text:h text:style-name="Heading_20_4" text:outline-level="4">3.1.4.5<text:tab/>Παράμετροι</text:h>
      <text:p text:style-name="Description"><text:span text:style-name="Default_20_Paragraph_20_Font"><text:span text:style-name="T5">N</text:span></text:span>/<text:span text:style-name="Default_20_Paragraph_20_Font"><text:span text:style-name="T5">A</text:span></text:span></text:p>
      <text:h text:style-name="Heading_20_4" text:outline-level="4">3.1.4.6<text:tab/>Αλληλουχία ενεργειών - επιθυμητή συμπεριφορά</text:h>
      <text:p text:style-name="Description">Η αλληλουχία ενεργειών που πρέπει να ακολουθήσει ο χρήστης είναι:</text:p>
      <text:list xml:id="list4065352965" text:style-name="L6">
        <text:list-item>
          <text:p text:style-name="P12"><text:span text:style-name="Default_20_Paragraph_20_Font"><text:span text:style-name="T5">Login</text:span></text:span> στον λογαριασμό του.</text:p>
        </text:list-item>
        <text:list-item>
          <text:p text:style-name="P12">Μετάβαση στην κατηγορία ‘<text:span text:style-name="Default_20_Paragraph_20_Font"><text:span text:style-name="T5">Reports</text:span></text:span>’</text:p>
        </text:list-item>
        <text:list-item>
          <text:p text:style-name="P12">Επιλογή ‘<text:span text:style-name="Default_20_Paragraph_20_Font"><text:span text:style-name="T5">Bill statement</text:span></text:span>’</text:p>
        </text:list-item>
        <text:list-item>
          <text:p text:style-name="P12">Εισαγωγή περιόδου κάλυψης λογαριασμού</text:p>
        </text:list-item>
      </text:list>
      <text:h text:style-name="Heading_20_4" text:outline-level="4">3.1.<text:span text:style-name="Default_20_Paragraph_20_Font"><text:span text:style-name="T5">4</text:span></text:span>.7<text:tab/>Δεδομένα εξόδου</text:h>
      <text:p text:style-name="Description">Δεδομένα πληρωμών ανά όχημα κατά την περίοδο που ζητήθηκε</text:p>
      <text:h text:style-name="Heading_20_4" text:outline-level="4">3.1.4.8<text:tab/>Παρατηρήσεις </text:h>
      <text:p text:style-name="Description">Ν/Α</text:p>
      <text:p text:style-name="Description"/>
      <text:h text:style-name="P15" text:outline-level="2">3.2<text:tab/>Απαιτήσεις επιδόσεων</text:h>
      <text:h text:style-name="Heading_20_2" text:outline-level="2">3.3<text:tab/>Απαιτήσεις οργάνωσης δεδομένων</text:h>
      <text:h text:style-name="Heading_20_3" text:outline-level="3">3.3.1<text:tab/>Απαιτήσεις και περιορισμοί πρόσβασης σε δεδομένα</text:h>
      <text:list xml:id="list2839136882" text:style-name="L7">
        <text:list-item>
          <text:p text:style-name="P13">Τα δεδομένα θα πρέπει να είναι οργανωμένα σύμφωνα με το σχεσιακό μοντέλο σε βάση που υποστηρίζει την γλώσσα sql.</text:p>
        </text:list-item>
        <text:list-item>
          <text:p text:style-name="P13">Προσωπικά δεδομένα χρηστών θα πρέπει να είναι πρόσβασιμα μόνο μετά από επιτυχή σύνδεση μέσω της κατάλληλης φόρμας.</text:p>
        </text:list-item>
      </text:list>
      <text:h text:style-name="Heading_20_2" text:outline-level="2">3.4<text:tab/>Περιορισμοί σχεδίασης</text:h>
      <text:list xml:id="list114637437" text:style-name="L8">
        <text:list-item>
          <text:p text:style-name="P14">Για την υλοποίηση του back end υποσυστήματος της εφαρμογής θα πρέπει να χρησιμοποιηθεί η γλώσσα προγραμματισμού java ή javascript.</text:p>
        </text:list-item>
        <text:list-item>
          <text:p text:style-name="P14">Επιπλέον θα πρέπει να γίνει χρήση build automation tools και testing automation tools.</text:p>
        </text:list-item>
        <text:list-item>
          <text:p text:style-name="P14">Για το front end υποσύστημα θα χρησιμοποιηθεί η γλώσσα javascript.</text:p>
        </text:list-item>
        <text:list-item>
          <text:p text:style-name="P14"><text:soft-page-break/>Η γλώσσα της διεπαφής με τον χρήστη θα είναι η αγγλική.</text:p>
        </text:list-item>
        <text:list-item>
          <text:p text:style-name="P14">Όλα τα αρχεία του κώδικα και των εγγράφων τεκμηρίωσης θα πρέπει να αποθηκεύονται στο github.</text:p>
        </text:list-item>
        <text:list-item>
          <text:p text:style-name="P14">H διαχείριση των δεδομένων θα πραγματοποιηθεί από ένα εκ των MySQL, MariaDB, PostgreSQL, Mongo, Elastic Search.</text:p>
        </text:list-item>
        <text:list-item>
          <text:p text:style-name="P14">Ο σχεδιασμός των διαγραμμάτων UML θα γίνει με χρήση του εργαλείου visual paradigm.</text:p>
        </text:list-item>
      </text:list>
      <text:h text:style-name="Heading_20_2" text:outline-level="2">3.5<text:tab/>Λοιπές απαιτήσεις</text:h>
      <text:h text:style-name="Heading_20_3" text:outline-level="3">3.5.1<text:tab/>Απαιτήσεις διαθεσιμότητας λογισμικού</text:h>
      <text:p text:style-name="P3">N/A</text:p>
      <text:h text:style-name="Heading_20_3" text:outline-level="3">3.5.2<text:tab/>Απαιτήσεις ασφάλειας</text:h>
      <text:p text:style-name="Description">Στην εφαρμογή θα πρέπει να έχουν πρόσβαση μόνο εγγεγραμμένοι χρήστες. Στην διαδικτυακή διεπαφή χρήστη, ο τυχαίος χρήστης θα πρέπει να ανακατευθύνεται στην φόρμα εγγραφής.. Θα πρέπει επίσης να υποστηρίζεται το ασφαλές πρωτόκολλο https και να μην εκτίθενται ευαίσθητες πληροφορίες, όπως για παράδειγμα το όνομα χρήστη και ο κωδικός πρόσβασης, μέσω μεθόδων του πρωτοκόλλου.</text:p>
      <text:h text:style-name="Heading_20_3" text:outline-level="3">3.5.3<text:tab/>Απαιτήσεις συντήρησης</text:h>
      <text:p text:style-name="Description">Ν/Α</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fo:hyphenation-ladder-count="no-limit" style:snap-to-layout-grid="false"/>
      <style:text-properties fo:language="el" fo:country="GR"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165in" fo:margin-bottom="0in" loext:contextual-spacing="false" fo:keep-together="always" fo:hyphenation-ladder-count="no-limit" fo:keep-with-next="always"/>
      <style:text-properties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left="0.3937in" fo:margin-right="0in" fo:margin-top="0.25in" fo:margin-bottom="0in" loext:contextual-spacing="false" fo:keep-together="always" fo:hyphenation-ladder-count="no-limit" fo:text-indent="-0.3937in" style:auto-text-indent="false" fo:keep-with-next="always">
        <style:tab-stops/>
      </style:paragraph-properties>
      <style:text-properties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0.4925in" fo:margin-right="0in" fo:margin-top="0.1665in" fo:margin-bottom="0in" loext:contextual-spacing="false" fo:keep-together="always" fo:hyphenation-ladder-count="no-limit" fo:text-indent="-0.4925in" style:auto-text-indent="false" fo:keep-with-next="always">
        <style:tab-stops/>
      </style:paragraph-properties>
      <style:text-properties fo:color="#1f3763" style:font-name="Calibri Light" fo:font-family="'Calibri Light'" style:font-family-generic="swiss" style:font-pitch="variable" fo:hyphenate="false" loext:hyphenation-no-caps="false"/>
    </style:style>
    <style:style style:name="Heading_20_4" style:display-name="Heading 4" style:family="paragraph" style:parent-style-name="Standard" style:next-style-name="Standard" style:default-outline-level="4" style:class="text">
      <style:paragraph-properties fo:margin-left="0.5909in" fo:margin-right="0in" fo:margin-top="0.1665in" fo:margin-bottom="0in" loext:contextual-spacing="false" fo:keep-together="always" fo:hyphenation-ladder-count="no-limit" fo:text-indent="-0.5909in" style:auto-text-indent="false" fo:keep-with-next="always">
        <style:tab-stops/>
      </style:paragraph-properties>
      <style:text-properties fo:color="#2f5496" style:font-name="Calibri Light" fo:font-family="'Calibri Light'" style:font-family-generic="swiss" style:font-pitch="variable" fo:font-style="italic" style:font-style-asian="italic"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Standard" style:class="extra">
      <style:paragraph-properties fo:margin-top="0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roman"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Description" style:family="paragraph" style:parent-style-name="Standard">
      <style:paragraph-properties fo:hyphenation-ladder-count="no-limit"/>
      <style:text-properties fo:color="#8496b0" fo:font-size="10pt" fo:font-style="italic" style:font-size-asian="10pt" style:font-style-asian="italic" fo:hyphenate="false" loext:hyphenation-no-caps="false"/>
    </style:style>
    <style:style style:name="Title" style:family="paragraph" style:parent-style-name="Standard" style:next-style-name="Standard" style:class="chapter">
      <style:paragraph-properties fo:margin-top="0in" fo:margin-bottom="0in" loext:contextual-spacing="false" fo:hyphenation-ladder-count="no-limit"/>
      <style:text-properties style:font-name="Calibri Light" fo:font-family="'Calibri Light'" style:font-family-generic="swiss" style:font-pitch="variable" fo:font-size="22pt" fo:letter-spacing="-0.0071in" style:letter-kerning="true" style:font-size-asian="22pt" style:font-size-complex="2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loext: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margin-top="0in" fo:margin-bottom="0.111in" loext:contextual-spacing="false" fo:hyphenation-ladder-count="no-limit"/>
      <style:text-properties fo:color="#5a5a5a" fo:font-size="14pt" fo:letter-spacing="0.0102in" style:font-size-asian="14pt" style:font-size-complex="11pt"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language="el" fo:country="GR"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language="el" fo:country="GR"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swiss" style:font-pitch="variable" fo:font-size="22pt" fo:letter-spacing="-0.0071in" fo:language="el" fo:country="GR" style:letter-kerning="true" style:font-name-asian="Calibri" style:font-family-asian="Calibri" style:font-family-generic-asian="swiss" style:font-pitch-asian="variable" style:font-size-asian="22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102in" fo:language="el" fo:country="GR" style:font-name-asian="Calibri" style:font-family-asian="Calibri" style:font-family-generic-asian="swiss" style:font-pitch-asian="variable" style:font-size-asian="14pt" style:font-size-complex="11pt"/>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fo:language="el" fo:country="GR" style:font-name-asian="Calibri" style:font-family-asian="Calibri" style:font-family-generic-asian="swiss" style:font-pitch-asian="variable" style:font-name-complex="DejaVu Sans" style:font-family-complex="'DejaVu Sans'"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swiss" style:font-pitch="variable" fo:language="el" fo:country="GR" fo:font-style="italic" style:font-name-asian="Calibri" style:font-family-asian="Calibri" style:font-family-generic-asian="swiss" style:font-pitch-asian="variable" style:font-style-asian="italic" style:font-name-complex="DejaVu Sans" style:font-family-complex="'DejaVu Sans'" style:font-family-generic-complex="system" style:font-pitch-complex="variable" style:font-style-complex="italic"/>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Numbering_20_Symbols" style:display-name="Numbering Symbols"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2" style:display-name="WW_CharLFO23LVL2"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3" style:display-name="WW_CharLFO23LVL3"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4" style:display-name="WW_CharLFO23LVL4"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5" style:display-name="WW_CharLFO23LVL5"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6" style:display-name="WW_CharLFO23LVL6"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7" style:display-name="WW_CharLFO23LVL7"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8" style:display-name="WW_CharLFO23LVL8"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9" style:display-name="WW_CharLFO23LVL9"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1" style:display-name="WW_CharLFO24LVL1"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2" style:display-name="WW_CharLFO24LVL2"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3" style:display-name="WW_CharLFO24LVL3"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4" style:display-name="WW_CharLFO24LVL4"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5" style:display-name="WW_CharLFO24LVL5"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6" style:display-name="WW_CharLFO24LVL6"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7" style:display-name="WW_CharLFO24LVL7"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8" style:display-name="WW_CharLFO24LVL8"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9" style:display-name="WW_CharLFO24LVL9"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T1" style:family="text">
      <style:text-properties fo:font-size="9pt" officeooo:rsid="00200514" style:font-size-asian="9pt" style:font-size-complex="9pt"/>
    </style:style>
    <style:style style:name="MT2" style:family="text">
      <style:text-properties fo:font-size="9pt" fo:language="el" fo:country="GR" officeooo:rsid="00200514" style:font-size-asian="9pt" style:font-size-complex="9pt"/>
    </style:style>
    <style:style style:name="MT3" style:family="text">
      <style:text-properties fo:font-size="9pt" style:font-size-asian="9pt" style:font-size-complex="9pt"/>
    </style:style>
    <style:style style:name="MT4"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491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Ο</text:span></text:span><text:span text:style-name="Default_20_Paragraph_20_Font"><text:span text:style-name="MT2">μάδα 28</text:span></text:span><text:span text:style-name="Default_20_Paragraph_20_Font"><text:span text:style-name="MT3"><text:tab/>ΕΓΓΡΑΦΟ </text:span></text:span><text:span text:style-name="Default_20_Paragraph_20_Font"><text:span text:style-name="MT4">SRS</text:span></text:span><text:span text:style-name="Default_20_Paragraph_20_Font"><text:span text:style-name="MT3"> (2020)</text:span></text:span><text:span text:style-name="Default_20_Paragraph_20_Font"><text:span text:style-name="MT4"><text:tab/></text:span></text:span><text:span text:style-name="Default_20_Paragraph_20_Font"><text:span text:style-name="MT3">Σελ </text:span></text:span><text:span text:style-name="Default_20_Paragraph_20_Font"><text:span text:style-name="MT3"><text:page-number text:select-page="current">5</text:page-number></text:span></text:span><text:span text:style-name="Default_20_Paragraph_20_Font"><text:span text:style-name="MT3"><text:s/>/ <text:s/></text:span></text:span><text:span text:style-name="Default_20_Paragraph_20_Font"><text:span text:style-name="MT3"><text:page-count>5</text:page-count></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Vassilios Vescoukis</meta:initial-creator>
    <meta:creation-date>2020-01-22T08:42:00Z</meta:creation-date>
    <dc:date>2020-12-20T18:01:05.089240297</dc:date>
    <meta:editing-cycles>28</meta:editing-cycles>
    <meta:editing-duration>PT4H3M47S</meta:editing-duration>
    <meta:document-statistic meta:table-count="0" meta:image-count="0" meta:object-count="0" meta:page-count="5" meta:paragraph-count="130" meta:word-count="867" meta:character-count="6011" meta:non-whitespace-character-count="52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SRS_template_2020-v3.odt/Normal.dotm"/>
  </office:meta>
</office:document-meta>
</file>